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Proposal</text:p>
      <text:p text:style-name="P1"/>
      <text:p text:style-name="P1">By: Christian Harris</text:p>
      <text:p text:style-name="P1"/>
      <text:p text:style-name="P2"><text:tab/>I would like to create a basic personal management system application. The application will essentially be a combination between a calendar application with the ability to store various lists such as to do and shopping lists. The calendar will be able to have events added to it and will notify the user when they have an upcoming event when the application is running. The lists will also be tied to the events so that if a user creates an event for the list the list will be accessible in the event page.</text:p>
      <text:p text:style-name="P2"><text:tab/>The target population for this application is myself. I have used various calendar programs in the past and they all really annoy me. Either with excessive features or lacking features. Having a personal application that I can continually customize for myself will be a great ongoing pet project.</text:p>
      <text:p text:style-name="P2"><text:tab/>In the beginning my application will not be as robust as any other application of the same type. However, as I continue to add usability my hope is that it will be more effective than similar applications since I can continue to tailor it to my personal needs.</text:p>
      <text:p text:style-name="P2"><text:tab/>Initially the interface will be through the command line. Because of this the interface will not be very clean. I plan to use this project as a baseline for the project in the next class after learning UI design.</text:p>
      <text:p text:style-name="P2"><text:tab/>I would like to move forward with this project with the goal of having a functional base application which I can add to over time. This will be something that I intend to continue to use for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26T14:24:42.87</meta:creation-date>
    <dc:date>2020-08-26T14:34:04.63</dc:date>
    <meta:editing-duration>PT9M24S</meta:editing-duration>
    <meta:editing-cycles>1</meta:editing-cycles>
    <meta:generator>OpenOffice/4.1.3$Win32 OpenOffice.org_project/413m1$Build-9783</meta:generator>
    <meta:document-statistic meta:table-count="0" meta:image-count="0" meta:object-count="0" meta:page-count="1" meta:paragraph-count="7" meta:word-count="271" meta:character-count="1519"/>
  </office:meta>
</office:document-meta>
</file>